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Usabilidad" style:family="table">
      <style:table-properties style:width="17.171cm" fo:margin-left="-0.148cm" table:align="left"/>
    </style:style>
    <style:style style:name="Usabilidad.A" style:family="table-column">
      <style:table-column-properties style:column-width="3.254cm"/>
    </style:style>
    <style:style style:name="Usabilidad.B" style:family="table-column">
      <style:table-column-properties style:column-width="9.948cm"/>
    </style:style>
    <style:style style:name="Usabilidad.C" style:family="table-column">
      <style:table-column-properties style:column-width="0.794cm"/>
    </style:style>
    <style:style style:name="Usabilidad.A1" style:family="table-cell">
      <style:table-cell-properties style:vertical-align="middle" fo:background-color="#0000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Usabilidad.G1" style:family="table-cell">
      <style:table-cell-properties style:vertical-align="middle" fo:background-color="#0000ff" fo:padding="0.097cm" fo:border="0.3pt solid #000000">
        <style:background-image/>
      </style:table-cell-properties>
    </style:style>
    <style:style style:name="Usabilidad.A2" style:family="table-cell">
      <style:table-cell-properties style:vertical-align="middle" fo:background-color="#ccffff" fo:padding="0.097cm" fo:border="0.05pt solid #000000">
        <style:background-image/>
      </style:table-cell-properties>
    </style:style>
    <style:style style:name="Usabilidad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8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Usabilidad.G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Usabilidad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abilidad.G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Usabilidad.A18" style:family="table-cell">
      <style:table-cell-properties style:vertical-align="middle"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Usabilidad.B18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Usabilidad.G18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171cm" fo:margin-left="-0.148cm" fo:break-before="page" table:align="left"/>
    </style:style>
    <style:style style:name="Tabla1.A" style:family="table-column">
      <style:table-column-properties style:column-width="3.254cm"/>
    </style:style>
    <style:style style:name="Tabla1.B" style:family="table-column">
      <style:table-column-properties style:column-width="9.948cm"/>
    </style:style>
    <style:style style:name="Tabla1.C" style:family="table-column">
      <style:table-column-properties style:column-width="0.794cm"/>
    </style:style>
    <style:style style:name="Tabla1.A1" style:family="table-cell">
      <style:table-cell-properties style:vertical-align="middle" fo:background-color="#0000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la1.G1" style:family="table-cell">
      <style:table-cell-properties style:vertical-align="middle" fo:background-color="#0000ff" fo:padding="0.097cm" fo:border="0.3pt solid #000000">
        <style:background-image/>
      </style:table-cell-properties>
    </style:style>
    <style:style style:name="Tabla1.A2" style:family="table-cell">
      <style:table-cell-properties style:vertical-align="middle" fo:background-color="#ccffff" fo:padding="0.097cm" fo:border="0.3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style:vertical-align="middle" fo:background-color="#cc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la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G18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 fo:background-color="#c0c0c0">
        <style:background-image/>
      </style:paragraph-properties>
      <style:text-properties style:font-name="Free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 fo:background-color="#c0c0c0">
        <style:background-image/>
      </style:paragraph-properties>
      <style:text-properties style:font-name="Free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móvil</text:p>
      <text:p text:style-name="P4"/>
      <text:p text:style-name="P5">Nombre y apellidos:________________________________________________<text:tab/>Edad:__________</text:p>
      <text:p text:style-name="P7"/>
      <text:list xml:id="list954679202" text:style-name="L1">
        <text:list-item>
          <text:p text:style-name="P14"><text:span text:style-name="T1">Valoraciones:</text:span> '1' sería la peor nota en cuanto a las expectativas del usuario para con ese ítem y '5' la mejor nota.</text:p>
        </text:list-item>
        <text:list-item>
          <text:p text:style-name="P14">Escriba en '<text:span text:style-name="T1">Comentarios'</text:span> observaciones (si las hubiese) acerca de los ítems de ese bloque. <text:span text:style-name="T2">Por ejemplo, IT1: No pude instalarlo</text:span>.</text:p>
          <text:p text:style-name="P14"/>
        </text:list-item>
      </text:list>
      <table:table table:name="Usabilidad" table:style-name="Usabilidad">
        <table:table-column table:style-name="Usabilidad.A"/>
        <table:table-column table:style-name="Usabilidad.B"/>
        <table:table-column table:style-name="Usabilidad.C" table:number-columns-repeated="5"/>
        <table:table-row>
          <table:table-cell table:style-name="Usabilidad.A1" office:value-type="string">
            <text:p text:style-name="P9">Dimensión</text:p>
          </table:table-cell>
          <table:table-cell table:style-name="Usabilidad.A1" office:value-type="string">
            <text:p text:style-name="P9">Ítem</text:p>
          </table:table-cell>
          <table:table-cell table:style-name="Usabilidad.A1" office:value-type="string">
            <text:p text:style-name="P9">1</text:p>
          </table:table-cell>
          <table:table-cell table:style-name="Usabilidad.A1" office:value-type="string">
            <text:p text:style-name="P9">2</text:p>
          </table:table-cell>
          <table:table-cell table:style-name="Usabilidad.A1" office:value-type="string">
            <text:p text:style-name="P9">3</text:p>
          </table:table-cell>
          <table:table-cell table:style-name="Usabilidad.A1" office:value-type="string">
            <text:p text:style-name="P9">4</text:p>
          </table:table-cell>
          <table:table-cell table:style-name="Usabilidad.G1" office:value-type="string">
            <text:p text:style-name="P9">5</text:p>
          </table:table-cell>
        </table:table-row>
        <table:table-row>
          <table:table-cell table:style-name="Usabilidad.A2" table:number-rows-spanned="16" office:value-type="string">
            <text:p text:style-name="P13">Usabilidad percibida</text:p>
          </table:table-cell>
          <table:table-cell table:style-name="Usabilidad.B2" office:value-type="string">
            <text:p text:style-name="P10"><text:span text:style-name="T1">IT1: </text:span>Facilidad de instalar y configurar</text:p>
          </table:table-cell>
          <table:table-cell table:style-name="Usabilidad.C2" office:value-type="string">
            <text:p text:style-name="P11"/>
          </table:table-cell>
          <table:table-cell table:style-name="Usabilidad.D2" office:value-type="string">
            <text:p text:style-name="P11"/>
          </table:table-cell>
          <table:table-cell table:style-name="Usabilidad.E2" office:value-type="string">
            <text:p text:style-name="P11"/>
          </table:table-cell>
          <table:table-cell table:style-name="Usabilidad.F2" office:value-type="string">
            <text:p text:style-name="P11"/>
          </table:table-cell>
          <table:table-cell table:style-name="Usabilidad.G2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2: </text:span>Ausencia de errores en la instalación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3: </text:span>Velocidad de instalación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4: </text:span>Facilidad de aprendizaje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5: </text:span>Facilidad de dominar la aplicación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6: </text:span>Confiabilidad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8" office:value-type="string">
            <text:p text:style-name="P10"><text:span text:style-name="T1">IT7: </text:span>Adecuado para usar en movimiento</text:p>
          </table:table-cell>
          <table:table-cell table:style-name="Usabilidad.B8" office:value-type="string">
            <text:p text:style-name="P11"/>
          </table:table-cell>
          <table:table-cell table:style-name="Usabilidad.B8" office:value-type="string">
            <text:p text:style-name="P11"/>
          </table:table-cell>
          <table:table-cell table:style-name="Usabilidad.B8" office:value-type="string">
            <text:p text:style-name="P11"/>
          </table:table-cell>
          <table:table-cell table:style-name="Usabilidad.B8" office:value-type="string">
            <text:p text:style-name="P11"/>
          </table:table-cell>
          <table:table-cell table:style-name="Usabilidad.G8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8: </text:span>Ausencia de errores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9: </text:span>Suficientemente ágil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0: </text:span>Funcionalidades necesarias/útiles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1: </text:span>Facilidad de navegación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2: </text:span>Bajo esfuerzo para empezar a usar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3: </text:span>Funciones fáciles de usar y entender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4: </text:span>Baja concentración necesaria para su uso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6" office:value-type="string">
            <text:p text:style-name="P10"><text:span text:style-name="T1">IT15: </text:span>Recomendable a otros</text:p>
          </table:table-cell>
          <table:table-cell table:style-name="Usabilidad.C16" office:value-type="string">
            <text:p text:style-name="P11"/>
          </table:table-cell>
          <table:table-cell table:style-name="Usabilidad.D16" office:value-type="string">
            <text:p text:style-name="P11"/>
          </table:table-cell>
          <table:table-cell table:style-name="Usabilidad.E16" office:value-type="string">
            <text:p text:style-name="P11"/>
          </table:table-cell>
          <table:table-cell table:style-name="Usabilidad.F16" office:value-type="string">
            <text:p text:style-name="P11"/>
          </table:table-cell>
          <table:table-cell table:style-name="Usabilidad.G16" office:value-type="string">
            <text:p text:style-name="P11"/>
          </table:table-cell>
        </table:table-row>
        <table:table-row>
          <table:covered-table-cell/>
          <table:table-cell table:style-name="Usabilidad.B17" table:number-columns-spanned="6" office:value-type="string">
            <text:p text:style-name="P12">Comentarios:</text:p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Usabilidad.A18" table:number-rows-spanned="11" office:value-type="string">
            <text:p text:style-name="P13">Adecuación de las capacidades del dispositivo</text:p>
          </table:table-cell>
          <table:table-cell table:style-name="Usabilidad.B18" office:value-type="string">
            <text:p text:style-name="P18"><text:span text:style-name="T1">IT1: </text:span>Facilidad de uso con el dispositivo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2: </text:span>Tamaño de la pantalla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3: </text:span>Gasto de batería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4: </text:span>Adecuación del dispositivo en movimiento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5: </text:span>Entrada de información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6: </text:span>Uso del dispositivo con una mano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7: </text:span>Aspectos ambientales (poca luminosidad, reflejos, ruido)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8: </text:span>Seguridad personal al usar en movimiento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9: </text:span>Facilidad de uso en movimiento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B18" office:value-type="string">
            <text:p text:style-name="P18"><text:span text:style-name="T1">IT10: </text:span>Facilidad de uso con prisas</text:p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B18" office:value-type="string">
            <text:p text:style-name="P11"/>
          </table:table-cell>
          <table:table-cell table:style-name="Usabilidad.G18" office:value-type="string">
            <text:p text:style-name="P11"/>
          </table:table-cell>
        </table:table-row>
        <table:table-row>
          <table:covered-table-cell/>
          <table:table-cell table:style-name="Usabilidad.G18" table:number-columns-spanned="6" office:value-type="string">
            <text:p text:style-name="P17">Comentarios: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header-rows>
          <table:table-row>
            <table:table-cell table:style-name="Tabla1.A1" office:value-type="string">
              <text:p text:style-name="P9">Dimensión</text:p>
            </table:table-cell>
            <table:table-cell table:style-name="Tabla1.A1" office:value-type="string">
              <text:p text:style-name="P9">Ítem</text:p>
            </table:table-cell>
            <table:table-cell table:style-name="Tabla1.A1" office:value-type="string">
              <text:p text:style-name="P9">1</text:p>
            </table:table-cell>
            <table:table-cell table:style-name="Tabla1.A1" office:value-type="string">
              <text:p text:style-name="P9">2</text:p>
            </table:table-cell>
            <table:table-cell table:style-name="Tabla1.A1" office:value-type="string">
              <text:p text:style-name="P9">3</text:p>
            </table:table-cell>
            <table:table-cell table:style-name="Tabla1.A1" office:value-type="string">
              <text:p text:style-name="P9">4</text:p>
            </table:table-cell>
            <table:table-cell table:style-name="Tabla1.G1" office:value-type="string">
              <text:p text:style-name="P9">5</text:p>
            </table:table-cell>
          </table:table-row>
        </table:table-header-rows>
        <table:table-row>
          <table:table-cell table:style-name="Tabla1.A2" table:number-rows-spanned="11" office:value-type="string">
            <text:p text:style-name="P13">Productividad percibida en las tareas (A)</text:p>
          </table:table-cell>
          <table:table-cell table:style-name="Tabla1.B2" office:value-type="string">
            <text:p text:style-name="P10"><text:span text:style-name="T1">IT1: </text:span>Satisfacción en la eficacia en realizar tareas</text:p>
          </table:table-cell>
          <table:table-cell table:style-name="Tabla1.C2" office:value-type="string">
            <text:p text:style-name="P11"/>
          </table:table-cell>
          <table:table-cell table:style-name="Tabla1.D2" office:value-type="string">
            <text:p text:style-name="P11"/>
          </table:table-cell>
          <table:table-cell table:style-name="Tabla1.E2" office:value-type="string">
            <text:p text:style-name="P11"/>
          </table:table-cell>
          <table:table-cell table:style-name="Tabla1.F2" office:value-type="string">
            <text:p text:style-name="P11"/>
          </table:table-cell>
          <table:table-cell table:style-name="Tabla1.G2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2: </text:span>Uso mejora el desarrollo de la tarea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3: </text:span>Uso mejora la motivación en las tareas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4: </text:span>Uso mejora la satisfacción personal en las tareas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5: </text:span>Uso mejora la fluidez en la realización de tareas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6: </text:span>Las tareas se realizan más eficientemente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7: </text:span>Uso incrementa la productividad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8: </text:span>Permite realizar una tarea en menos tiempo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9: </text:span>Permite realizar una tarea más fácilmente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1" office:value-type="string">
            <text:p text:style-name="P10"><text:span text:style-name="T1">IT10: </text:span>Satisfacción con el resultado de las tareas</text:p>
          </table:table-cell>
          <table:table-cell table:style-name="Tabla1.C11" office:value-type="string">
            <text:p text:style-name="P11"/>
          </table:table-cell>
          <table:table-cell table:style-name="Tabla1.D11" office:value-type="string">
            <text:p text:style-name="P11"/>
          </table:table-cell>
          <table:table-cell table:style-name="Tabla1.E11" office:value-type="string">
            <text:p text:style-name="P11"/>
          </table:table-cell>
          <table:table-cell table:style-name="Tabla1.F11" office:value-type="string">
            <text:p text:style-name="P11"/>
          </table:table-cell>
          <table:table-cell table:style-name="Tabla1.G11" office:value-type="string">
            <text:p text:style-name="P11"/>
          </table:table-cell>
        </table:table-row>
        <table:table-row>
          <table:covered-table-cell/>
          <table:table-cell table:style-name="Tabla1.B12" table:number-columns-spanned="6" office:value-type="string">
            <text:p text:style-name="P12">Comentarios:</text:p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rows-spanned="12" office:value-type="string">
            <text:p text:style-name="P13">Productividad percibida en las tareas (B)</text:p>
          </table:table-cell>
          <table:table-cell table:style-name="Tabla1.B23" office:value-type="string">
            <text:p text:style-name="P10"><text:span text:style-name="T1">IT1: </text:span>Menos etapas en las tareas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2: </text:span>Menos tiempo en pasar de una tarea a otra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3: </text:span>Menor tiempo invertido en viajes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4: </text:span>Mejor acceso a la información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5: </text:span>Ayuda a la toma de decisiones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18" office:value-type="string">
            <text:p text:style-name="P10"><text:span text:style-name="T1">IT6: </text:span>Adecuación en tareas distribuidas o multiusuario</text:p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G18" office:value-type="string">
            <text:p text:style-name="P11"/>
          </table:table-cell>
        </table:table-row>
        <table:table-row>
          <table:covered-table-cell/>
          <table:table-cell table:style-name="Tabla1.B18" office:value-type="string">
            <text:p text:style-name="P10"><text:span text:style-name="T1">IT7: </text:span>Adecuación a la coordinación y planificación</text:p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G18" office:value-type="string">
            <text:p text:style-name="P11"/>
          </table:table-cell>
        </table:table-row>
        <table:table-row>
          <table:covered-table-cell/>
          <table:table-cell table:style-name="Tabla1.B18" office:value-type="string">
            <text:p text:style-name="P10"><text:span text:style-name="T1">IT8: </text:span>Ayuda a encontrar información adecuada</text:p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G18" office:value-type="string">
            <text:p text:style-name="P11"/>
          </table:table-cell>
        </table:table-row>
        <table:table-row>
          <table:covered-table-cell/>
          <table:table-cell table:style-name="Tabla1.B18" office:value-type="string">
            <text:p text:style-name="P10"><text:span text:style-name="T1">IT9: </text:span>Ayuda a compartir información</text:p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B18" office:value-type="string">
            <text:p text:style-name="P11"/>
          </table:table-cell>
          <table:table-cell table:style-name="Tabla1.G18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10: </text:span>Adecuado procesamiento de la información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3" office:value-type="string">
            <text:p text:style-name="P10"><text:span text:style-name="T1">IT11: </text:span>Adecuadas comunicaciones móviles</text:p>
          </table:table-cell>
          <table:table-cell table:style-name="Tabla1.C23" office:value-type="string">
            <text:p text:style-name="P11"/>
          </table:table-cell>
          <table:table-cell table:style-name="Tabla1.D23" office:value-type="string">
            <text:p text:style-name="P11"/>
          </table:table-cell>
          <table:table-cell table:style-name="Tabla1.E23" office:value-type="string">
            <text:p text:style-name="P11"/>
          </table:table-cell>
          <table:table-cell table:style-name="Tabla1.F23" office:value-type="string">
            <text:p text:style-name="P11"/>
          </table:table-cell>
          <table:table-cell table:style-name="Tabla1.G23" office:value-type="string">
            <text:p text:style-name="P11"/>
          </table:table-cell>
        </table:table-row>
        <table:table-row>
          <table:covered-table-cell/>
          <table:table-cell table:style-name="Tabla1.B24" table:number-columns-spanned="6" office:value-type="string">
            <text:p text:style-name="P12">Comentarios:</text:p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6">En ___________________________ a ____ de ________________ de 201__</text:p>
      <text:p text:style-name="P6"/>
      <text:p text:style-name="P6"/>
      <text:p text:style-name="P6"/>
      <text:p text:style-name="P6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4cm" fo:margin-bottom="1.52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page-number text:select-page="current">2</text:page-number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4:09:42</meta:creation-date>
    <dc:date>2012-08-24T14:10:04</dc:date>
    <dc:creator>Sergio </dc:creator>
    <meta:editing-duration>PT3H20M35S</meta:editing-duration>
    <meta:editing-cycles>16</meta:editing-cycles>
    <meta:generator>LibreOffice/3.4$Linux LibreOffice_project/340m1$Build-402</meta:generator>
    <meta:document-statistic meta:table-count="2" meta:image-count="0" meta:object-count="0" meta:page-count="2" meta:paragraph-count="76" meta:word-count="410" meta:character-count="2673" meta:non-whitespace-character-count="2341"/>
  </office:meta>
</office:document-meta>
</file>